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67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5.5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6.073cm"/>
    </style:style>
    <style:style style:name="co11" style:family="table-column">
      <style:table-column-properties fo:break-before="auto" style:column-width="7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wrap-option="wrap" style:vertical-align="middle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81d41a"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OBTAINED_TEX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OBTAINED_TEX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TEXTOS DESCARG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CONTENIDO PROPIO DEL TEXTO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ILENAME</text:p>
          </table:table-cell>
          <table:table-cell table:style-name="ce5" office:value-type="string" calcext:value-type="string">
            <text:p>VARCHAR(256)</text:p>
          </table:table-cell>
          <table:table-cell table:style-name="ce5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NOMBRE DE ARCHIVO DEL TEXTO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NIVEL DE DIFICULTAD DEL TEXTO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DOMINIO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LUSTER_GRADE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NIVEL DE DIFICULTAD DEL TEXTO ASIGNADO MEDIANTE CLUSTERING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VE_INDEX" table:style-name="ta1"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DESCRIPTIVE_IND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VALORES DE LOS ÍNDICES DESCRIPTIV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BTAINED_TEXT_ID</text:p>
          </table:table-cell>
          <table:table-cell table:style-name="ce5" office:value-type="string" calcext:value-type="string">
            <text:p>VARCHA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LLÁVE FORÁNEA DE LA TABLA OBTAINED_TEXT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ESPC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ANTIDAD DE PÁRRAFOS TOTALES EN EL TEXTO. UN PARRAFO ES SEPARADO POR LOS CARACTÉRES '\N\N'.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DESSC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ANTIDAD DE ORACIONES TOTALES EN EL TEXTO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ESWC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ANTIDAD DE PALABRAS TOTALES EN EL TEXTO. UNA PALABRA ES AQUEL TOKEN IDENTIFICADO POR SPACY QUE SOLO POSEE LETRAS.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DESPL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ORACIONES POR PÁRRAFO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DESPLd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VIACIÓN ESTÁNDAR DE LA CANTIDAD DE ORACIONES POR PÁRRAFO.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DESSL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PALABRAS POR ORACIÓN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DESSLd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VIACIÓN ESTÁNDAR DE LA CANTIDAD DE PALABRAS POR ORACIÓN.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DESWLsy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SÍLABAS POR PALABRA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DESWLsyd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VIACIÓN ESTÁNDAR DE LA CANTIDAD DE SÍLABAS POR PALABRA.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DESWLlt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LETRAS POR PALABRA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DESWLltd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VIACIÓN ESTÁNDAR DE LA CANTIDAD DE LETRAS POR PALABRA.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NECTIVE_INDEX" table:style-name="ta1"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CONNECTIVE_IND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VALORES DE LOS ÍNDICES DE CONECTIV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BTAINED_TEXT_ID</text:p>
          </table:table-cell>
          <table:table-cell table:style-name="ce5" office:value-type="string" calcext:value-type="string">
            <text:p>VARCHA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LLÁVE FORÁNEA DE LA TABLA OBTAINED_TEXT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NCCaus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CONECTIVOS CAUSALES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NCLogic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CONECTIVOS LÓGICOS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NCADC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CONECTIVOS ADVERSATIVOS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NCTemp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CONECTIVOS TEMPORALES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NCAdd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CONECTIVOS ADITIVOS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NCAll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TODOS LOS CONECTIVOS.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XICAL_DIVERSITY_INDEX" table:style-name="ta1">
        <table:table-column table:style-name="co6" table:default-cell-style-name="ce2"/>
        <table:table-column table:style-name="co8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LEXICAL_DIVERSITY_IND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VALORES DE LOS ÍNDICES DE DIVERSIDAD LÉXIC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BTAINED_TEXT_ID</text:p>
          </table:table-cell>
          <table:table-cell table:style-name="ce5" office:value-type="string" calcext:value-type="string">
            <text:p>VARCHA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LLÁVE FORÁNEA DE LA TABLA OBTAINED_TEXT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LDTTRa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RADIO ENTRE LA CANTIDAD DE TOKENS ÚNICOS Y LA CANTIDAD DE PALABRAS TOTALES.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LDTTRcw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RADIO ENTRE LA CANTIDAD DE PALABRAS DE CONTENIDO ÚNICOS (SUSTANTIVOS, VERBOS, ADJETIVOS Y ADVERIBIOS) Y LA CANTIDAD TOTAL DE ESTOS.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ABILITY_INDEX" table:style-name="ta1">
        <table:table-column table:style-name="co6" table:default-cell-style-name="ce2"/>
        <table:table-column table:style-name="co8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READABILITY_IND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VALORES DE LOS ÍNDICES DE LEGIBILID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BTAINED_TEXT_ID</text:p>
          </table:table-cell>
          <table:table-cell table:style-name="ce5" office:value-type="string" calcext:value-type="string">
            <text:p>VARCHA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LLÁVE FORÁNEA DE LA TABLA OBTAINED_TEXT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RDFHGL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ÍNDICE DE FERNÁNDEZ-HUERTA PARA ESPAÑOL.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TIAL_COHESION_INDEX" table:style-name="ta1">
        <table:table-column table:style-name="co6" table:default-cell-style-name="ce2"/>
        <table:table-column table:style-name="co9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3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REFERENTIAL_COHESION_IND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VALORES DE LOS ÍNDICES DE COHESIÓN REFERENCI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BTAINED_TEXT_ID</text:p>
          </table:table-cell>
          <table:table-cell table:style-name="ce5" office:value-type="string" calcext:value-type="string">
            <text:p>VARCHA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LLÁVE FORÁNEA DE LA TABLA OBTAINED_TEXT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RFNO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ORACIONES CONTIGUAS QUE POSEEN SOLAPAMIENTO ENTRE SUSTANTIVOS. ESTOS DEBEN COINCIDIR COMPLETAMENTE.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RFNOa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L TOTAL DE TODAS LAS ORACIONES QUE POSEEN SOLAPAMIENTO ENTRE SUSTANTIVOS. ESTOS DEBEN COINCIDIR COMPLETAMENTE.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RFAO1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ORACIONES CONTIGUAS QUE POSEEN SOLAPAMIENTO ENTRE PRONOMBRES PERSONALES O LEMMAS DE SUSTANTIVOS.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RFAOa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L TOTAL DE TODAS LAS ORACIONES QUE POSEEN SOLAPAMIENTO ENTRE PRONOMBRES PERSONALES O LEMMAS DE SUSTANTIVOS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RFSO1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ORACIONES CONTIGUAS QUE POSEEN SOLAPAMIENTO ENTRE LEMMAS DE PALABRAS DE CONTENIDO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RFSOa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L TOTAL DE TODAS LAS ORACIONES QUE POSEEN SOLAPAMIENTO ENTRE LEMMAS DE PALABRAS DE CONTENIDO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RFCWO1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ORACIONES CONTIGUAS QUE POSEEN SOLAPAMIENTO ENTRE PALABRAS DE CONTENIDO.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RFCWO1d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VIACIÓN ESTÁNDAR DE LA CANTIDAD DE ORACIONES CONTIGUAS QUE POSEEN SOLAPAMIENTO ENTRE PALABRAS DE CONTENIDO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RFCWOa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L TOTAL DE ORACIONES QUE POSEEN SOLAPAMIENTO ENTRE PALABRAS DE CONTENIDO.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RFCWOad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VIACIÓN ESTÁNDAR DE LA CANTIDAD DE ORACIONES CONTIGUAS QUE POSEEN SOLAPAMIENTO ENTRE PALABRAS DE CONTENIDO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RFANP1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 ORACIONEOS CONTIGUAS QUE POSEEN SOLAPAMIENTO ENTRE PRONOMBRES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RFANPa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PROMEDIO DEL TOTAL DE TODAS LAS ORACIONES QUE POSEEN SOLAPAMIENTO ENTRE PRONOMBRES.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ACTIC_COMPLEXITY_INDEX" table:style-name="ta1">
        <table:table-column table:style-name="co6" table:default-cell-style-name="ce2"/>
        <table:table-column table:style-name="co10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3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SYNTACTIC_COMPLEXITY_IND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VALORES DE LOS ÍNDICES DE COMPLEJIDAD SINTÁCTIC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BTAINED_TEXT_ID</text:p>
          </table:table-cell>
          <table:table-cell table:style-name="ce5" office:value-type="string" calcext:value-type="string">
            <text:p>VARCHA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LLÁVE FORÁNEA DE LA TABLA OBTAINED_TEXT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YNNP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ANTIDAD PROMEDIO DE MODIFICADORES POR FRASE NOMINAL. SE CONSIDERAN LOS ADJETIVOS COMO MODIFICADORES.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SYNLE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CANTIDAD PROMEDIO DE PALABRAS ANTES DEL VERBO PRINCIPAL.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ACTIC_PATTERN_DENSITY_INDEX" table:style-name="ta1">
        <table:table-column table:style-name="co6" table:default-cell-style-name="ce2"/>
        <table:table-column table:style-name="co1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3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SYNTACTIC_PATTERN_DENSITY_IND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VALORES DE LOS ÍNDICES DE DENSIDAD DE PATRONES SINTÁCTIC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BTAINED_TEXT_ID</text:p>
          </table:table-cell>
          <table:table-cell table:style-name="ce5" office:value-type="string" calcext:value-type="string">
            <text:p>VARCHA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LLÁVE FORÁNEA DE LA TABLA OBTAINED_TEXT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RNP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FRASES NOMINALES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RVP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FRASES VERBALES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RNEG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EXPRESIONES NEGATIVAS. SE IDENTIFICAN COMO EXPRESIONES NEGATIVAS A LAS SIGUIENTES PALABRAS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D_INFORMATION_INDEX" table:style-name="ta1">
        <table:table-column table:style-name="co6" table:default-cell-style-name="ce2"/>
        <table:table-column table:style-name="co1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Tabla:</text:p>
          </table:table-cell>
          <table:table-cell office:value-type="string" calcext:value-type="string">
            <text:p>WORD_INFORMATION_INDE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Description:</text:p>
          </table:table-cell>
          <table:table-cell office:value-type="string" calcext:value-type="string">
            <text:p>TABLA QUE CONTIENE LOS VALORES DE LOS ÍNDICES DE INFORMACIÓN DE PALABR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lumn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lumns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PRIMARY, AUTOINCREMENT, NOT NULL</text:p>
          </table:table-cell>
          <table:table-cell table:style-name="ce5"/>
          <table:table-cell table:style-name="ce5" office:value-type="string" calcext:value-type="string">
            <text:p>ID DEL TEXTO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OBTAINED_TEXT_ID</text:p>
          </table:table-cell>
          <table:table-cell table:style-name="ce5" office:value-type="string" calcext:value-type="string">
            <text:p>VARCHAR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LLÁVE FORÁNEA DE LA TABLA OBTAINED_TEX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WRDNOUN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SUSTANTIVOS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WRDVERB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VERBOS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WRDADJ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ADJETIVOS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WRDADV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ADVERBIOS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WRDPRO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PRONOMBRES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WRDPRP1s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PRONOMBRES PERSONALES EN PRIMERA PERSONA EN SINGULAR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WRDPRP1p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PRONOMBRES PERSONALES EN PRIMERA PERSONA EN PLURAL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WRDPRP2s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PRONOMBRES PERSONALES EN SEGUNDA PERSONA EN SINGULAR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WRDPRP2p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PRONOMBRES PERSONALES EN SEGUNDA PERSONA EN PLURAL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WRDPRP3s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PRONOMBRES PERSONALES EN TERCERA PERSONA EN SINGULAR.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WRDPRP3p</text:p>
          </table:table-cell>
          <table:table-cell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INCIDENCIA DE PRONOMBRES PERSONALES EN TERCERA PERSONA EN PLURAL.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09-15T17:56:44.187017062</meta:creation-date>
    <dc:date>2020-09-15T18:57:05.368787606</dc:date>
    <meta:editing-duration>PT9M28S</meta:editing-duration>
    <meta:editing-cycles>4</meta:editing-cycles>
    <meta:generator>LibreOffice/7.0.1.2$Linux_X86_64 LibreOffice_project/7cbcfc562f6eb6708b5ff7d7397325de9e764452</meta:generator>
    <meta:document-statistic meta:table-count="9" meta:cell-count="370" meta:object-count="0"/>
  </office:meta>
</office:document-meta>
</file>